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d6d64" draw:fill-color="#ad6d64" draw:textarea-horizontal-align="justify" draw:textarea-vertical-align="middle" draw:auto-grow-height="false" fo:min-height="0.05cm" fo:min-width="1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1.844cm" fo:min-width="0.886cm" fo:padding-top="0.139cm" fo:padding-bottom="0.139cm" fo:padding-left="0.264cm" fo:padding-right="0.264cm" draw:shadow="hidden"/>
    </style:style>
    <style:style style:name="gr4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objectwithoutfill">
      <style:graphic-properties draw:marker-end="Square_20_unfilled"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0.458cm" fo:min-width="0.208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6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628cm"/>
    </style:style>
    <style:style style:name="gr15" style:family="graphic" style:parent-style-name="objectwithoutfill">
      <style:graphic-properties draw:marker-end="Symmetric_20_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366cm"/>
    </style:style>
    <style:style style:name="gr17" style:family="graphic" style:parent-style-name="standard">
      <style:graphic-properties svg:stroke-color="#58925e" draw:fill-color="#58925e" draw:textarea-horizontal-align="justify" draw:textarea-vertical-align="middle" draw:auto-grow-height="false" fo:min-height="0.25cm" fo:min-width="3.5cm"/>
    </style:style>
    <style:style style:name="gr18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3.542cm" fo:min-width="0cm"/>
    </style:style>
    <style:style style:name="gr22" style:family="graphic" style:parent-style-name="objectwithoutfill">
      <style:graphic-properties draw:marker-end="Circle_20_unfilled" draw:fill="none" draw:textarea-vertical-align="middle"/>
    </style:style>
    <style:style style:name="P1" style:family="paragraph">
      <loext:graphic-properties draw:fill-color="#ad6d6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58925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5" draw:id="id5" draw:layer="layout" svg:width="2cm" svg:height="0.3cm" svg:x="34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2" draw:layer="layout" svg:x1="7cm" svg:y1="4.333cm" svg:x2="8cm" svg:y2="4.333cm">
            <text:p/>
          </draw:line>
          <draw:line draw:style-name="gr2" draw:text-style-name="P2" draw:layer="layout" svg:x1="7.5cm" svg:y1="4cm" svg:x2="7.5cm" svg:y2="4.333cm">
            <text:p/>
          </draw:line>
          <draw:line draw:style-name="gr2" draw:text-style-name="P2" draw:layer="layout" svg:x1="7.5cm" svg:y1="4.667cm" svg:x2="7.5cm" svg:y2="5cm">
            <text:p/>
          </draw:line>
          <draw:line draw:style-name="gr2" draw:text-style-name="P2" draw:layer="layout" svg:x1="7cm" svg:y1="4.667cm" svg:x2="8cm" svg:y2="4.667cm">
            <text:p/>
          </draw:line>
        </draw:g>
        <draw:polygon draw:style-name="gr3" draw:text-style-name="P3" draw:layer="layout" svg:width="0cm" svg:height="0cm" svg:x="12.901cm" svg:y="12.001cm" svg:viewBox="0 0 0 0" draw:points="0,0">
          <text:p/>
        </draw:polygon>
        <draw:polygon draw:style-name="gr3" draw:text-style-name="P3" draw:layer="layout" svg:width="0cm" svg:height="0cm" svg:x="13.401cm" svg:y="12.001cm" svg:viewBox="0 0 0 0" draw:points="0,0">
          <text:p/>
        </draw:polygon>
        <draw:polygon draw:style-name="gr3" draw:text-style-name="P3" draw:layer="layout" svg:width="0cm" svg:height="0cm" svg:x="13.901cm" svg:y="12.001cm" svg:viewBox="0 0 0 0" draw:points="0,0">
          <text:p/>
        </draw:polygon>
        <draw:g>
          <draw:polygon draw:style-name="gr3" draw:text-style-name="P3" draw:layer="layout" svg:width="0cm" svg:height="0cm" svg:x="16.419cm" svg:y="3cm" svg:viewBox="0 0 0 0" draw:points="0,0">
            <text:p/>
          </draw:polygon>
          <draw:ellipse draw:style-name="gr4" draw:text-style-name="P4" draw:layer="layout" svg:width="0.465cm" svg:height="1cm" svg:x="16.187cm" svg:y="3cm" draw:kind="arc" draw:start-angle="269.86" draw:end-angle="90.19">
            <text:p/>
          </draw:ellipse>
          <draw:g>
            <draw:ellipse draw:style-name="gr4" draw:text-style-name="P5" draw:layer="layout" svg:width="0.465cm" svg:height="1cm" svg:x="16.07cm" svg:y="3cm" draw:kind="arc" draw:start-angle="89.81" draw:end-angle="270.14">
              <text:p/>
            </draw:ellipse>
            <draw:line draw:style-name="gr5" draw:text-style-name="P2" draw:layer="layout" svg:x1="16.302cm" svg:y1="4cm" svg:x2="16.418cm" svg:y2="4cm">
              <text:p/>
            </draw:line>
          </draw:g>
          <draw:g>
            <draw:ellipse draw:style-name="gr4" draw:text-style-name="P5" draw:layer="layout" svg:width="0.465cm" svg:height="1cm" svg:x="16.209cm" svg:y="3cm" draw:kind="arc" draw:start-angle="89.81" draw:end-angle="270.14">
              <text:p/>
            </draw:ellipse>
            <draw:line draw:style-name="gr5" draw:text-style-name="P2" draw:layer="layout" svg:x1="16.442cm" svg:y1="4cm" svg:x2="16.558cm" svg:y2="4cm">
              <text:p/>
            </draw:line>
          </draw:g>
          <draw:ellipse draw:style-name="gr4" draw:text-style-name="P4" draw:layer="layout" svg:width="0.465cm" svg:height="1cm" svg:x="16.326cm" svg:y="3cm" draw:kind="arc" draw:start-angle="269.86" draw:end-angle="90.19">
            <text:p/>
          </draw:ellipse>
          <draw:g>
            <draw:ellipse draw:style-name="gr4" draw:text-style-name="P5" draw:layer="layout" svg:width="0.465cm" svg:height="1cm" svg:x="16.349cm" svg:y="3cm" draw:kind="arc" draw:start-angle="89.81" draw:end-angle="270.14">
              <text:p/>
            </draw:ellipse>
            <draw:line draw:style-name="gr5" draw:text-style-name="P2" draw:layer="layout" svg:x1="16.581cm" svg:y1="4cm" svg:x2="16.697cm" svg:y2="4cm">
              <text:p/>
            </draw:line>
          </draw:g>
          <draw:ellipse draw:style-name="gr4" draw:text-style-name="P4" draw:layer="layout" svg:width="0.465cm" svg:height="1cm" draw:transform="rotate (-3.14159265358979) translate (16.93cm 4cm)" draw:kind="arc" draw:start-angle="89.54" draw:end-angle="181.07">
            <text:p/>
          </draw:ellipse>
          <draw:ellipse draw:style-name="gr4" draw:text-style-name="P4" draw:layer="layout" svg:width="0.465cm" svg:height="1cm" svg:x="16.072cm" svg:y="3cm" draw:kind="arc" draw:start-angle="358.93" draw:end-angle="90.46">
            <text:p/>
          </draw:ellipse>
          <draw:line draw:style-name="gr2" draw:text-style-name="P2" draw:layer="layout" svg:x1="16.93cm" svg:y1="3.5cm" svg:x2="17cm" svg:y2="3.5cm">
            <text:p/>
          </draw:line>
          <draw:line draw:style-name="gr6" draw:text-style-name="P2" draw:layer="layout" svg:x1="16.535cm" svg:y1="3.5cm" svg:x2="16.07cm" svg:y2="3.5cm">
            <text:p/>
          </draw:line>
          <draw:line draw:style-name="gr2" draw:text-style-name="P2" draw:layer="layout" svg:x1="16cm" svg:y1="3.5cm" svg:x2="16.07cm" svg:y2="3.5cm">
            <text:p/>
          </draw:line>
        </draw:g>
        <draw:line draw:style-name="gr2" draw:text-style-name="P2" draw:layer="layout" svg:x1="5cm" svg:y1="3.5cm" svg:x2="4cm" svg:y2="3.5cm">
          <text:p/>
        </draw:line>
        <draw:polyline draw:style-name="gr2" draw:text-style-name="P2" draw:layer="layout" svg:width="1.499cm" svg:height="0.499cm" svg:x="6cm" svg:y="3.5cm" svg:viewBox="0 0 1500 500" draw:points="0,0 1500,0 1500,500">
          <text:p/>
        </draw:polyline>
        <draw:polyline draw:style-name="gr2" draw:text-style-name="P2" draw:layer="layout" svg:width="1.097cm" svg:height="0.98cm" draw:transform="rotate (1.37339958839434) translate (4.91538361815022cm 3.92307625220844cm)" svg:viewBox="0 0 1098 981" draw:points="431,0 941,0 0,392 1020,392 78,784 1098,784 628,981">
          <text:p/>
        </draw:polyline>
        <draw:polyline draw:style-name="gr2" draw:text-style-name="P2" draw:layer="layout" svg:width="1.097cm" svg:height="0.98cm" draw:transform="rotate (1.37339958839434) translate (13.9153836181502cm 3.92307625220844cm)" svg:viewBox="0 0 1098 981" draw:points="431,0 941,0 0,392 1020,392 78,784 1098,784 628,981">
          <text:p/>
        </draw:polyline>
        <draw:line draw:style-name="gr2" draw:text-style-name="P2" draw:layer="layout" svg:x1="7.5cm" svg:y1="5cm" svg:x2="7.5cm" svg:y2="6cm">
          <text:p/>
        </draw:line>
        <draw:line draw:style-name="gr7" draw:text-style-name="P2" draw:layer="layout" svg:x1="7.5cm" svg:y1="3.5cm" svg:x2="9cm" svg:y2="3.5cm">
          <text:p/>
        </draw:line>
        <draw:polyline draw:style-name="gr2" draw:text-style-name="P2" draw:layer="layout" svg:width="0.499cm" svg:height="0.499cm" draw:transform="rotate (-3.14159265358979) translate (4cm 4cm)" svg:viewBox="0 0 500 500" draw:points="0,500 500,500 500,0">
          <text:p/>
        </draw:polyline>
        <draw:custom-shape draw:style-name="gr8" draw:text-style-name="P3" draw:layer="layout" svg:width="1cm" svg:height="1cm" svg:x="3cm" svg:y="4cm">
          <text:p text:style-name="P4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cm" svg:y1="5cm" svg:x2="3.5cm" svg:y2="6cm">
          <text:p/>
        </draw:line>
        <draw:g>
          <draw:line draw:style-name="gr2" draw:text-style-name="P2" draw:layer="layout" svg:x1="7cm" svg:y1="6cm" svg:x2="8cm" svg:y2="6cm">
            <text:p/>
          </draw:line>
          <draw:line draw:style-name="gr2" draw:text-style-name="P2" draw:layer="layout" svg:x1="7.1cm" svg:y1="6.2cm" svg:x2="7.9cm" svg:y2="6.2cm">
            <text:p/>
          </draw:line>
          <draw:line draw:style-name="gr2" draw:text-style-name="P2" draw:layer="layout" svg:x1="7.2cm" svg:y1="6.4cm" svg:x2="7.8cm" svg:y2="6.4cm">
            <text:p/>
          </draw:line>
        </draw:g>
        <draw:g>
          <draw:line draw:style-name="gr2" draw:text-style-name="P2" draw:layer="layout" svg:x1="3cm" svg:y1="6cm" svg:x2="4cm" svg:y2="6cm">
            <text:p/>
          </draw:line>
          <draw:line draw:style-name="gr2" draw:text-style-name="P2" draw:layer="layout" svg:x1="3.1cm" svg:y1="6.2cm" svg:x2="3.9cm" svg:y2="6.2cm">
            <text:p/>
          </draw:line>
          <draw:line draw:style-name="gr2" draw:text-style-name="P2" draw:layer="layout" svg:x1="3.2cm" svg:y1="6.4cm" svg:x2="3.8cm" svg:y2="6.4cm">
            <text:p/>
          </draw:line>
        </draw:g>
        <draw:polyline draw:style-name="gr2" draw:text-style-name="P2" draw:layer="layout" svg:width="0.499cm" svg:height="0.499cm" draw:transform="rotate (-3.14159265358979) translate (14cm 4cm)" svg:viewBox="0 0 500 500" draw:points="0,500 500,500 500,0">
          <text:p/>
        </draw:polyline>
        <draw:custom-shape draw:style-name="gr9" draw:text-style-name="P3" draw:layer="layout" svg:width="1cm" svg:height="1cm" svg:x="13cm" svg:y="4cm">
          <text:p text:style-name="P4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5cm" svg:y1="5cm" svg:x2="13.5cm" svg:y2="6cm">
          <text:p/>
        </draw:line>
        <draw:g>
          <draw:line draw:style-name="gr2" draw:text-style-name="P2" draw:layer="layout" svg:x1="13cm" svg:y1="6cm" svg:x2="14cm" svg:y2="6cm">
            <text:p/>
          </draw:line>
          <draw:line draw:style-name="gr2" draw:text-style-name="P2" draw:layer="layout" svg:x1="13.1cm" svg:y1="6.2cm" svg:x2="13.9cm" svg:y2="6.2cm">
            <text:p/>
          </draw:line>
          <draw:line draw:style-name="gr2" draw:text-style-name="P2" draw:layer="layout" svg:x1="13.2cm" svg:y1="6.4cm" svg:x2="13.8cm" svg:y2="6.4cm">
            <text:p/>
          </draw:line>
        </draw:g>
        <draw:line draw:style-name="gr2" draw:text-style-name="P2" draw:layer="layout" svg:x1="15cm" svg:y1="3.5cm" svg:x2="16cm" svg:y2="3.5cm">
          <text:p/>
        </draw:line>
        <draw:line draw:style-name="gr7" draw:text-style-name="P2" draw:layer="layout" svg:x1="17cm" svg:y1="3.5cm" svg:x2="19cm" svg:y2="3.5cm">
          <text:p/>
        </draw:line>
        <draw:g>
          <draw:line draw:style-name="gr2" draw:text-style-name="P2" draw:layer="layout" svg:x1="18cm" svg:y1="6cm" svg:x2="19cm" svg:y2="6cm">
            <text:p/>
          </draw:line>
          <draw:line draw:style-name="gr2" draw:text-style-name="P2" draw:layer="layout" svg:x1="18.1cm" svg:y1="6.2cm" svg:x2="18.9cm" svg:y2="6.2cm">
            <text:p/>
          </draw:line>
          <draw:line draw:style-name="gr2" draw:text-style-name="P2" draw:layer="layout" svg:x1="18.2cm" svg:y1="6.4cm" svg:x2="18.8cm" svg:y2="6.4cm">
            <text:p/>
          </draw:line>
        </draw:g>
        <draw:frame draw:style-name="gr10" draw:text-style-name="P6" draw:layer="layout" svg:width="0.959cm" svg:height="0.954cm" svg:x="5.041cm" svg:y="2.002cm">
          <draw:text-box>
            <text:p>R</text:p>
          </draw:text-box>
        </draw:frame>
        <draw:frame draw:style-name="gr10" draw:text-style-name="P6" draw:layer="layout" svg:width="0.959cm" svg:height="0.954cm" svg:x="14cm" svg:y="2cm">
          <draw:text-box>
            <text:p>R</text:p>
          </draw:text-box>
        </draw:frame>
        <draw:frame draw:style-name="gr10" draw:text-style-name="P6" draw:layer="layout" svg:width="0.959cm" svg:height="0.954cm" svg:x="8.041cm" svg:y="4.046cm">
          <draw:text-box>
            <text:p>C</text:p>
          </draw:text-box>
        </draw:frame>
        <draw:frame draw:style-name="gr11" draw:text-style-name="P6" draw:layer="layout" svg:width="0.853cm" svg:height="0.954cm" svg:x="16cm" svg:y="2cm">
          <draw:text-box>
            <text:p>L</text:p>
          </draw:text-box>
        </draw:frame>
        <draw:path draw:style-name="gr12" draw:text-style-name="P2" draw:layer="layout" svg:width="1.645cm" svg:height="0.833cm" draw:transform="skewX (0.437554043474978) rotate (1.18211150237576) translate (8.37625843392936cm 5.32311017871598cm)" svg:viewBox="0 0 1646 834" svg:d="M0 834c1189 0 1646-834 1646-834">
          <text:p/>
        </draw:path>
        <draw:path draw:style-name="gr12" draw:text-style-name="P2" draw:layer="layout" svg:width="1.645cm" svg:height="0.833cm" draw:transform="skewX (0.437554043474978) rotate (2.79270133611613) translate (16.9464211307697cm 2.81043374567367cm)" svg:viewBox="0 0 1646 834" svg:d="M0 834c1189 0 1646-834 1646-834">
          <text:p/>
        </draw:path>
        <draw:frame draw:style-name="gr13" draw:text-style-name="P6" draw:layer="layout" svg:width="1.111cm" svg:height="1.107cm" svg:x="9.441cm" svg:y="4.4cm">
          <draw:text-box>
            <text:p>V<text:span text:style-name="T1">c</text:span></text:p>
          </draw:text-box>
        </draw:frame>
        <draw:frame draw:style-name="gr14" draw:text-style-name="P6" draw:layer="layout" svg:width="1.128cm" svg:height="1.107cm" svg:x="16.172cm" svg:y="0.993cm">
          <draw:text-box>
            <text:p>V<text:span text:style-name="T1">L</text:span></text:p>
          </draw:text-box>
        </draw:frame>
        <draw:line draw:style-name="gr15" draw:text-style-name="P2" draw:layer="layout" svg:x1="6.7cm" svg:y1="4cm" svg:x2="6.7cm" svg:y2="5.8cm">
          <text:p/>
        </draw:line>
        <draw:frame draw:style-name="gr16" draw:text-style-name="P6" draw:layer="layout" svg:width="0.866cm" svg:height="1.107cm" svg:x="5.9cm" svg:y="4.2cm">
          <draw:text-box>
            <text:p>I<text:span text:style-name="T1">c</text:span></text:p>
          </draw:text-box>
        </draw:frame>
        <draw:line draw:style-name="gr15" draw:text-style-name="P2" draw:layer="layout" svg:x1="15.5cm" svg:y1="4.3cm" svg:x2="17.3cm" svg:y2="4.3cm">
          <text:p/>
        </draw:line>
        <draw:frame draw:style-name="gr16" draw:text-style-name="P6" draw:layer="layout" svg:width="0.866cm" svg:height="1.107cm" svg:x="16cm" svg:y="4.4cm">
          <draw:text-box>
            <text:p>I<text:span text:style-name="T1">c</text:span></text:p>
          </draw:text-box>
        </draw:frame>
        <draw:line draw:style-name="gr2" draw:text-style-name="P2" draw:layer="layout" svg:x1="18.5cm" svg:y1="3.5cm" svg:x2="18.5cm" svg:y2="6cm">
          <text:p/>
        </draw:line>
        <draw:custom-shape draw:style-name="gr1" draw:text-style-name="P1" xml:id="id4" draw:id="id4" draw:layer="layout" svg:width="2cm" svg:height="0.3cm" svg:x="28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4cm" svg:height="0.5cm" svg:x="30.001cm" svg:y="5.5cm">
          <text:p/>
          <draw:enhanced-geometry svg:viewBox="0 0 21600 21600" draw:type="rectangle" draw:enhanced-path="M 0 0 L 21600 0 21600 21600 0 21600 0 0 Z N"/>
        </draw:custom-shape>
        <draw:line draw:style-name="gr2" draw:text-style-name="P2" xml:id="id2" draw:id="id2" draw:layer="layout" svg:x1="32cm" svg:y1="6cm" svg:x2="32cm" svg:y2="5.3cm">
          <text:p/>
        </draw:line>
        <draw:line draw:style-name="gr2" draw:text-style-name="P2" draw:layer="layout" svg:x1="34cm" svg:y1="5.3cm" svg:x2="34cm" svg:y2="6.2cm">
          <text:p/>
        </draw:line>
        <draw:line draw:style-name="gr2" draw:text-style-name="P2" draw:layer="layout" svg:x1="30cm" svg:y1="5.3cm" svg:x2="30cm" svg:y2="6.2cm">
          <text:p/>
        </draw:line>
        <draw:line draw:style-name="gr18" draw:text-style-name="P2" draw:layer="layout" svg:x1="32.1cm" svg:y1="6.3cm" svg:x2="34cm" svg:y2="6.3cm">
          <text:p/>
        </draw:line>
        <draw:line draw:style-name="gr18" draw:text-style-name="P2" draw:layer="layout" svg:x1="31.9cm" svg:y1="6.3cm" svg:x2="30cm" svg:y2="6.3cm">
          <text:p/>
        </draw:line>
        <draw:frame draw:style-name="gr19" draw:text-style-name="P8" draw:layer="layout" svg:width="1.256cm" svg:height="0.721cm" svg:x="30.344cm" svg:y="6.3cm">
          <draw:text-box>
            <text:p><text:span text:style-name="T2">-5%</text:span></text:p>
          </draw:text-box>
        </draw:frame>
        <draw:frame draw:style-name="gr19" draw:text-style-name="P8" draw:layer="layout" svg:width="1.361cm" svg:height="0.721cm" svg:x="32.244cm" svg:y="6.3cm">
          <draw:text-box>
            <text:p><text:span text:style-name="T2">+5%</text:span></text:p>
          </draw:text-box>
        </draw:frame>
        <draw:frame draw:style-name="gr19" draw:text-style-name="P8" xml:id="id3" draw:id="id3" draw:layer="layout" svg:width="3.643cm" svg:height="0.721cm" svg:x="25.057cm" svg:y="9.1cm">
          <draw:text-box>
            <text:p><text:span text:style-name="T2">Resposta errada</text:span></text:p>
          </draw:text-box>
        </draw:frame>
        <draw:frame draw:style-name="gr19" draw:text-style-name="P8" draw:layer="layout" svg:width="3.36cm" svg:height="0.721cm" svg:x="30.4cm" svg:y="7.479cm">
          <draw:text-box>
            <text:p><text:span text:style-name="T2">Resposta certa</text:span></text:p>
          </draw:text-box>
        </draw:frame>
        <draw:frame draw:style-name="gr19" draw:text-style-name="P8" xml:id="id6" draw:id="id6" draw:layer="layout" svg:width="2.526cm" svg:height="1.191cm" svg:x="29.074cm" svg:y="2.5cm">
          <draw:text-box>
            <text:p><text:span text:style-name="T2">Valor dado</text:span></text:p>
            <text:p><text:span text:style-name="T2">pelo aluno</text:span></text:p>
          </draw:text-box>
        </draw:frame>
        <draw:frame draw:style-name="gr19" draw:text-style-name="P8" xml:id="id1" draw:id="id1" draw:layer="layout" svg:width="2.449cm" svg:height="0.721cm" svg:x="33cm" svg:y="2.7cm">
          <draw:text-box>
            <text:p><text:span text:style-name="T2">Valor Real</text:span></text:p>
          </draw:text-box>
        </draw:frame>
        <draw:connector draw:style-name="gr20" draw:text-style-name="P2" draw:layer="layout" draw:type="curve" svg:x1="34.224cm" svg:y1="3.421cm" svg:x2="32cm" svg:y2="5.3cm" draw:start-shape="id1" draw:start-glue-point="2" draw:end-shape="id2" draw:end-glue-point="0" svg:d="M34224 3421c0 1408-2224 469-2224 1879" svg:viewBox="0 0 2225 1880">
          <text:p/>
        </draw:connector>
        <draw:custom-shape draw:style-name="gr21" draw:text-style-name="P2" draw:layer="layout" svg:width="0.5cm" svg:height="4cm" draw:transform="rotate (1.5707963267949) translate (30cm 7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0" draw:text-style-name="P2" draw:layer="layout" draw:type="curve" svg:x1="26.878cm" svg:y1="9.1cm" svg:x2="29cm" svg:y2="6cm" draw:start-shape="id3" draw:start-glue-point="0" draw:end-shape="id4" svg:d="M26878 9100c0-2323 2122-774 2122-3100" svg:viewBox="0 0 2123 3101">
          <text:p/>
        </draw:connector>
        <draw:connector draw:style-name="gr20" draw:text-style-name="P2" draw:layer="layout" draw:type="curve" draw:line-skew="1.249cm" svg:x1="26.878cm" svg:y1="9.1cm" svg:x2="35cm" svg:y2="6cm" draw:start-shape="id3" draw:start-glue-point="0" draw:end-shape="id5" draw:end-glue-point="2" svg:d="M26878 9100c0-450 8122 1100 8122-3100" svg:viewBox="0 0 8123 3101">
          <text:p/>
        </draw:connector>
        <draw:line draw:style-name="gr22" draw:text-style-name="P2" xml:id="id7" draw:id="id7" draw:layer="layout" svg:x1="30.7cm" svg:y1="6cm" svg:x2="30.7cm" svg:y2="5.3cm">
          <text:p/>
        </draw:line>
        <draw:connector draw:style-name="gr20" draw:text-style-name="P2" draw:layer="layout" draw:type="curve" draw:line-skew="-0.141cm" svg:x1="30.337cm" svg:y1="3.691cm" svg:x2="30.7cm" svg:y2="5.3cm" draw:start-shape="id6" draw:start-glue-point="2" draw:end-shape="id7" draw:end-glue-point="0" svg:d="M30337 3691c0 996 363 192 363 1609" svg:viewBox="0 0 364 16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marker draw:name="Square_20_unfilled" draw:display-name="Square unfilled" svg:viewBox="0 0 300 300" svg:d="M0 0h300v300h-300zM20 20h260v260h-26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7:20:06.395000000</meta:creation-date>
    <meta:editing-duration>PT6H28M23S</meta:editing-duration>
    <meta:editing-cycles>3</meta:editing-cycles>
    <meta:generator>LibreOffice/5.4.1.2$Windows_X86_64 LibreOffice_project/ea7cb86e6eeb2bf3a5af73a8f7777ac570321527</meta:generator>
    <dc:date>2019-08-04T18:17:34.991000000</dc:date>
    <meta:document-statistic meta:object-count="89"/>
  </office:meta>
</office:document-meta>
</file>